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9cm" fo:min-width="3.04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96cm" fo:min-width="4.438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3.728cm" svg:height="0.98cm" svg:x="2.7cm" svg:y="2.1cm">
          <text:p text:style-name="P1">n+1層</text:p>
        </draw:rect>
        <draw:rect draw:style-name="gr1" draw:text-style-name="P1" draw:layer="layout" svg:width="3.728cm" svg:height="0.98cm" svg:x="2.7cm" svg:y="4.06cm">
          <text:p text:style-name="P1">n層</text:p>
        </draw:rect>
        <draw:rect draw:style-name="gr1" draw:text-style-name="P1" draw:layer="layout" svg:width="3.728cm" svg:height="0.98cm" svg:x="2.7cm" svg:y="6.02cm">
          <text:p text:style-name="P1">n-1層</text:p>
        </draw:rect>
        <draw:custom-shape draw:style-name="gr2" draw:text-style-name="P1" draw:layer="layout" svg:width="0.622cm" svg:height="0.98cm" svg:x="4.253cm" svg:y="5.0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622cm" svg:height="0.98cm" svg:x="4.253cm" svg:y="3.0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6.315cm" svg:height="0.939cm" svg:x="5.185cm" svg:y="3.38cm">
          <draw:text-box>
            <text:p text:style-name="P2"><text:span text:style-name="T1">上位の層にサービス</text:span></text:p>
          </draw:text-box>
        </draw:frame>
        <draw:frame draw:style-name="gr4" draw:text-style-name="P2" draw:layer="layout" svg:width="8.363cm" svg:height="0.747cm" svg:x="5cm" svg:y="5.253cm">
          <draw:text-box>
            <text:p text:style-name="P2"><text:span text:style-name="T1">下位の層のサービスを受ける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30T02:06:01.74</meta:creation-date>
    <dc:date>2010-11-30T02:23:54.49</dc:date>
    <meta:editing-duration>PT00H17M52S</meta:editing-duration>
    <meta:editing-cycles>2</meta:editing-cycles>
    <meta:generator>OpenOffice.org/3.2$Win32 OpenOffice.org_project/320m18$Build-9502</meta:generator>
    <meta:document-statistic meta:object-count="7"/>
  </office:meta>
</office:document-meta>
</file>